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97701" officeooo:paragraph-rsid="00097701"/>
    </style:style>
    <style:style style:name="P2" style:family="paragraph" style:parent-style-name="Preformatted_20_Text">
      <style:text-properties officeooo:rsid="00097701" officeooo:paragraph-rsid="000aa948"/>
    </style:style>
    <style:style style:name="P3" style:family="paragraph" style:parent-style-name="Standard">
      <style:text-properties officeooo:rsid="00097701" officeooo:paragraph-rsid="00097701"/>
    </style:style>
    <style:style style:name="P4" style:family="paragraph" style:parent-style-name="Standard">
      <style:text-properties fo:font-weight="bold" officeooo:rsid="002305da" officeooo:paragraph-rsid="002305da" style:font-weight-asian="bold" style:font-weight-complex="bold"/>
    </style:style>
    <style:style style:name="P5" style:family="paragraph" style:parent-style-name="Standard">
      <style:text-properties fo:font-weight="bold" officeooo:rsid="00259ad7" officeooo:paragraph-rsid="00259ad7" style:font-weight-asian="bold" style:font-weight-complex="bold"/>
    </style:style>
    <style:style style:name="P6" style:family="paragraph" style:parent-style-name="Standard">
      <style:text-properties fo:font-weight="bold" officeooo:rsid="0030bf4e" officeooo:paragraph-rsid="0030bf4e" style:font-weight-asian="bold" style:font-weight-complex="bold"/>
    </style:style>
    <style:style style:name="P7" style:family="paragraph" style:parent-style-name="Standard">
      <style:text-properties fo:font-weight="bold" officeooo:rsid="004356ff" officeooo:paragraph-rsid="004356ff" style:font-weight-asian="bold" style:font-weight-complex="bold"/>
    </style:style>
    <style:style style:name="P8" style:family="paragraph" style:parent-style-name="Standard">
      <style:text-properties fo:font-weight="bold" officeooo:rsid="00466929" officeooo:paragraph-rsid="00466929" style:font-weight-asian="bold" style:font-weight-complex="bold"/>
    </style:style>
    <style:style style:name="P9" style:family="paragraph" style:parent-style-name="Standard">
      <style:text-properties fo:font-weight="bold" officeooo:rsid="0047013c" officeooo:paragraph-rsid="0047013c" style:font-weight-asian="bold" style:font-weight-complex="bold"/>
    </style:style>
    <style:style style:name="P10" style:family="paragraph" style:parent-style-name="Standard">
      <style:text-properties fo:font-weight="bold" officeooo:rsid="0047a378" officeooo:paragraph-rsid="0047a378" style:font-weight-asian="bold" style:font-weight-complex="bold"/>
    </style:style>
    <style:style style:name="P11" style:family="paragraph" style:parent-style-name="Standard">
      <style:text-properties fo:font-weight="bold" officeooo:rsid="004f4235" officeooo:paragraph-rsid="004f4235" style:font-weight-asian="bold" style:font-weight-complex="bold"/>
    </style:style>
    <style:style style:name="P12" style:family="paragraph" style:parent-style-name="Standard">
      <style:text-properties fo:font-weight="normal" officeooo:rsid="002305da" officeooo:paragraph-rsid="002305da" style:font-weight-asian="normal" style:font-weight-complex="normal"/>
    </style:style>
    <style:style style:name="P13" style:family="paragraph" style:parent-style-name="Standard">
      <style:text-properties fo:font-weight="normal" officeooo:rsid="002d67a7" officeooo:paragraph-rsid="002d67a7" style:font-weight-asian="normal" style:font-weight-complex="normal"/>
    </style:style>
    <style:style style:name="P14" style:family="paragraph" style:parent-style-name="Standard">
      <style:text-properties fo:font-weight="normal" officeooo:rsid="0027c116" officeooo:paragraph-rsid="0027c116" style:font-weight-asian="normal" style:font-weight-complex="normal"/>
    </style:style>
    <style:style style:name="P15" style:family="paragraph" style:parent-style-name="Standard">
      <style:text-properties fo:font-weight="normal" officeooo:rsid="00306381" officeooo:paragraph-rsid="00306381" style:font-weight-asian="normal" style:font-weight-complex="normal"/>
    </style:style>
    <style:style style:name="P16" style:family="paragraph" style:parent-style-name="Standard">
      <style:text-properties fo:font-weight="bold" officeooo:rsid="0027c116" officeooo:paragraph-rsid="0027c116" style:font-weight-asian="bold" style:font-weight-complex="bold"/>
    </style:style>
    <style:style style:name="P17" style:family="paragraph" style:parent-style-name="Standard">
      <style:text-properties fo:font-weight="normal" officeooo:rsid="00508908" officeooo:paragraph-rsid="00508908" style:font-weight-asian="normal" style:font-weight-complex="normal"/>
    </style:style>
    <style:style style:name="P18" style:family="paragraph" style:parent-style-name="Standard">
      <style:text-properties fo:font-weight="normal" officeooo:rsid="0050dc46" officeooo:paragraph-rsid="0050dc46" style:font-weight-asian="normal" style:font-weight-complex="normal"/>
    </style:style>
    <style:style style:name="T1" style:family="text">
      <style:text-properties officeooo:rsid="000aa948"/>
    </style:style>
    <style:style style:name="T2" style:family="text">
      <style:text-properties officeooo:rsid="001abc9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31aa3"/>
    </style:style>
    <style:style style:name="T5" style:family="text">
      <style:text-properties officeooo:rsid="0044bb9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4bb97" style:font-weight-asian="normal" style:font-weight-complex="normal"/>
    </style:style>
    <style:style style:name="T8" style:family="text">
      <style:text-properties fo:font-weight="normal" officeooo:rsid="00331aa3" style:font-weight-asian="normal" style:font-weight-complex="normal"/>
    </style:style>
    <style:style style:name="T9" style:family="text">
      <style:text-properties fo:font-weight="normal" officeooo:rsid="00466929" style:font-weight-asian="normal" style:font-weight-complex="normal"/>
    </style:style>
    <style:style style:name="T10" style:family="text">
      <style:text-properties fo:font-weight="normal" officeooo:rsid="004b4fcf" style:font-weight-asian="normal" style:font-weight-complex="normal"/>
    </style:style>
    <style:style style:name="T11" style:family="text">
      <style:text-properties officeooo:rsid="004b4f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w to execte <text:span text:style-name="Source_20_Text">.tar.gz </text:span>file</text:p>
      <text:p text:style-name="P3"/>
      <text:p text:style-name="P1"><text:span text:style-name="Source_20_Text">tar xzf Filename.tar.gz</text:span></text:p>
      <text:p text:style-name="P1"><text:span text:style-name="Source_20_Text"/></text:p>
      <text:p text:style-name="P2"><text:span text:style-name="Source_20_Text"><text:span text:style-name="T1">This will give me a .sh fi</text:span></text:span><text:span text:style-name="Source_20_Text"><text:span text:style-name="T2">le</text:span></text:span><text:span text:style-name="Source_20_Text"><text:span text:style-name="T1"> which will be executed with bash filename.sh file</text:span></text:span></text:p>
      <text:p text:style-name="P3"/>
      <text:p text:style-name="P3"/>
      <text:p text:style-name="P4">To install .deb file:</text:p>
      <text:p text:style-name="P12">sudo dpkg -i filename.deb</text:p>
      <text:p text:style-name="P12"/>
      <text:p text:style-name="P12"/>
      <text:p text:style-name="P13"><text:span text:style-name="T3">sudo su will login you as temporary root user</text:span> </text:p>
      <text:p text:style-name="P12"/>
      <text:p text:style-name="P12"/>
      <text:p text:style-name="P5">APT-Advance Package Tool:</text:p>
      <text:p text:style-name="P14">The recommended way to manage software packages on ubuntu and other Debain based distribution is using <text:span text:style-name="T3">apt</text:span></text:p>
      <text:p text:style-name="P16"/>
      <text:p text:style-name="P15"><text:span text:style-name="T3">apt list –upgradable = </text:span>to get list of all packages which need to update</text:p>
      <text:p text:style-name="P6">sudo apt full-upgrade <text:span text:style-name="T4">= </text:span><text:span text:style-name="T8">to upgrade all packages which are used in system</text:span></text:p>
      <text:p text:style-name="P7">sudo apt remove package_name= <text:span text:style-name="T6">to remove any package from system</text:span></text:p>
      <text:p text:style-name="P7">ls -l /var/cache/apt/archives<text:span text:style-name="T5">= <text:s/></text:span><text:span text:style-name="T7">print list of all pack</text:span><text:span text:style-name="T9">a</text:span><text:span text:style-name="T7">ges</text:span></text:p>
      <text:p text:style-name="P8"><text:span text:style-name="T5">d</text:span>u -sh filename<text:span text:style-name="T6"> = to check the size of file</text:span></text:p>
      <text:p text:style-name="P9">apt list <text:span text:style-name="T6">= to get list of all packges</text:span></text:p>
      <text:p text:style-name="P11">apt list | wc -l <text:span text:style-name="T6">= to get count of all packges</text:span></text:p>
      <text:p text:style-name="P10">apt <text:span text:style-name="T11">search</text:span> “<text:span text:style-name="T11">postman</text:span>”<text:span text:style-name="T10">= to search any package from apt</text:span></text:p>
      <text:p text:style-name="P17">apt list –installed = to get list of installed packages</text:p>
      <text:p text:style-name="P17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11:04:18.900057554</meta:creation-date>
    <meta:generator>LibreOffice/6.4.7.2$Linux_X86_64 LibreOffice_project/40$Build-2</meta:generator>
    <dc:date>2022-06-17T11:48:22.859774239</dc:date>
    <meta:editing-duration>PT5H23M46S</meta:editing-duration>
    <meta:editing-cycles>27</meta:editing-cycles>
    <meta:document-statistic meta:table-count="0" meta:image-count="0" meta:object-count="0" meta:page-count="1" meta:paragraph-count="17" meta:word-count="155" meta:character-count="847" meta:non-whitespace-character-count="707"/>
  </office:meta>
</office:document-meta>
</file>